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TestElement.setScriptLanguag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TestElement.setParamet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TestElemen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TestElement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TestElement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TestElement.processFileOrScript( BSFManager 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TestElement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FTestElement.BSF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TestElement.setScrip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TestElem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FTestElement.initManager( BSF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SFTestElemen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SFTestElement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TestElement.setFil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TestElement.getScrip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